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mo" svg:font-family="Arim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center"/>
      <style:text-properties style:font-name="Arimo" fo:font-size="20pt" style:font-size-asian="20pt" style:font-size-complex="20pt"/>
    </style:style>
    <style:style style:name="P2" style:parent-style-name="Textbody" style:family="paragraph">
      <style:paragraph-properties fo:text-align="center"/>
      <style:text-properties style:font-name="Arimo"/>
    </style:style>
    <style:style style:name="P3" style:parent-style-name="Titre1" style:family="paragraph">
      <style:text-properties style:font-name="Arimo"/>
    </style:style>
    <style:style style:name="P4" style:parent-style-name="Textbody" style:family="paragraph">
      <style:text-properties style:font-name="Arimo"/>
    </style:style>
    <style:style style:name="P5" style:parent-style-name="Textbody" style:family="paragraph">
      <style:text-properties style:font-name="Arimo"/>
    </style:style>
    <style:style style:name="P6" style:parent-style-name="Titre1" style:family="paragraph">
      <style:text-properties style:font-name="Arimo"/>
    </style:style>
    <style:style style:name="P7" style:parent-style-name="Textbody" style:family="paragraph">
      <style:text-properties style:font-name="Arimo"/>
    </style:style>
    <style:style style:name="P8" style:parent-style-name="Textbody" style:family="paragraph">
      <style:text-properties style:font-name="Arimo"/>
    </style:style>
    <style:style style:name="P9" style:parent-style-name="Textbody" style:family="paragraph">
      <style:text-properties style:font-name="Arimo"/>
    </style:style>
    <style:style style:name="P10" style:parent-style-name="Textbody" style:family="paragraph">
      <style:text-properties style:font-name="Arimo"/>
    </style:style>
    <style:style style:name="P11" style:parent-style-name="Textbody" style:family="paragraph">
      <style:text-properties style:font-name="Arimo"/>
    </style:style>
    <style:style style:name="P12" style:parent-style-name="Textbody" style:family="paragraph">
      <style:text-properties style:font-name="Arimo"/>
    </style:style>
    <style:style style:name="P13" style:parent-style-name="Textbody" style:family="paragraph">
      <style:text-properties style:font-name="Arimo"/>
    </style:style>
    <style:style style:name="P14" style:parent-style-name="PreformattedText" style:family="paragraph">
      <style:text-properties style:font-name="Arimo" fo:color="#000000" fo:font-size="12pt" style:font-size-asian="12pt" style:font-size-complex="12pt"/>
    </style:style>
    <style:style style:name="P15" style:parent-style-name="PreformattedText" style:family="paragraph">
      <style:text-properties style:font-name="Arimo" fo:color="#000000" fo:font-size="12pt" style:font-size-asian="12pt" style:font-size-complex="12pt"/>
    </style:style>
    <style:style style:name="P16" style:parent-style-name="PreformattedText" style:family="paragraph">
      <style:text-properties style:font-name="Arimo" fo:color="#000000" fo:font-size="12pt" style:font-size-asian="12pt" style:font-size-complex="12pt"/>
    </style:style>
    <style:style style:name="P17" style:parent-style-name="PreformattedText" style:family="paragraph">
      <style:text-properties style:font-name="Arimo" fo:color="#000000" fo:font-size="12pt" style:font-size-asian="12pt" style:font-size-complex="12pt"/>
    </style:style>
    <style:style style:name="P18" style:parent-style-name="PreformattedText" style:family="paragraph">
      <style:text-properties style:font-name="Arimo" fo:color="#000000" fo:font-size="12pt" style:font-size-asian="12pt" style:font-size-complex="12pt"/>
    </style:style>
    <style:style style:name="P19" style:parent-style-name="Textbody" style:family="paragraph">
      <style:text-properties style:font-name="Arimo"/>
    </style:style>
    <style:style style:name="P20" style:parent-style-name="Textbody" style:family="paragraph">
      <style:text-properties style:font-name="Arimo"/>
    </style:style>
    <style:style style:name="P21" style:parent-style-name="Titre1" style:family="paragraph">
      <style:text-properties style:font-name="Arimo"/>
    </style:style>
    <style:style style:name="P22" style:parent-style-name="Textbody" style:family="paragraph">
      <style:text-properties style:font-name="Arimo"/>
    </style:style>
    <style:style style:name="P23" style:parent-style-name="Textbody" style:family="paragraph">
      <style:text-properties style:font-name="Arimo"/>
    </style:style>
    <style:style style:name="P24" style:parent-style-name="Textbody" style:family="paragraph">
      <style:text-properties style:font-name="Arimo"/>
    </style:style>
    <style:style style:name="P25" style:parent-style-name="Textbody" style:family="paragraph">
      <style:text-properties style:font-name="Arimo"/>
    </style:style>
    <style:style style:name="P26" style:parent-style-name="Textbody" style:family="paragraph">
      <style:text-properties style:font-name="Arimo"/>
    </style:style>
    <style:style style:name="P27" style:parent-style-name="Textbody" style:family="paragraph">
      <style:text-properties style:font-name="Arimo"/>
    </style:style>
    <style:style style:name="P28" style:parent-style-name="Textbody" style:family="paragraph">
      <style:text-properties style:font-name="Arimo"/>
    </style:style>
    <style:style style:name="P29" style:parent-style-name="Textbody" style:family="paragraph">
      <style:text-properties style:font-name="Arimo"/>
    </style:style>
    <style:style style:name="P30" style:parent-style-name="Textbody" style:family="paragraph">
      <style:text-properties style:font-name="Arimo"/>
    </style:style>
    <style:style style:name="P31" style:parent-style-name="Textbody" style:family="paragraph">
      <style:text-properties style:font-name="Arimo"/>
    </style:style>
    <style:style style:name="T32" style:parent-style-name="StrongEmphasis" style:family="text">
      <style:text-properties style:font-name="Arimo" fo:font-weight="normal" style:font-weight-asian="normal" style:font-weight-complex="normal" fo:color="#171717"/>
    </style:style>
    <style:style style:name="P33" style:parent-style-name="Textbody" style:family="paragraph">
      <style:paragraph-properties fo:widows="2" fo:orphans="2" fo:margin-bottom="0in"/>
    </style:style>
    <style:style style:name="T34" style:parent-style-name="StrongEmphasis" style:family="text">
      <style:text-properties style:font-name="Arimo" fo:font-weight="normal" style:font-weight-asian="normal" style:font-weight-complex="normal" fo:color="#171717"/>
    </style:style>
    <style:style style:name="T35" style:parent-style-name="StrongEmphasis" style:family="text">
      <style:text-properties style:font-name="Arimo" fo:font-weight="normal" style:font-weight-asian="normal" style:font-weight-complex="normal" fo:color="#171717"/>
    </style:style>
    <style:style style:name="T36" style:parent-style-name="StrongEmphasis" style:family="text">
      <style:text-properties style:font-name="Arimo" fo:font-weight="normal" style:font-weight-asian="normal" style:font-weight-complex="normal" fo:color="#171717"/>
    </style:style>
    <style:style style:name="P37" style:parent-style-name="Textbody" style:family="paragraph">
      <style:paragraph-properties fo:widows="2" fo:orphans="2" fo:margin-bottom="0in"/>
    </style:style>
    <style:style style:name="T38" style:parent-style-name="StrongEmphasis" style:family="text">
      <style:text-properties style:font-name="Arimo" fo:font-weight="normal" style:font-weight-asian="normal" style:font-weight-complex="normal" fo:color="#171717"/>
    </style:style>
    <style:style style:name="T39" style:parent-style-name="StrongEmphasis" style:family="text">
      <style:text-properties style:font-name="Arimo" fo:font-weight="normal" style:font-weight-asian="normal" style:font-weight-complex="normal" fo:color="#171717"/>
    </style:style>
    <style:style style:name="T40" style:parent-style-name="StrongEmphasis" style:family="text">
      <style:text-properties style:font-name="Arimo" fo:font-weight="normal" style:font-weight-asian="normal" style:font-weight-complex="normal" fo:color="#171717"/>
    </style:style>
    <style:style style:name="P41" style:parent-style-name="Textbody" style:family="paragraph">
      <style:paragraph-properties fo:widows="2" fo:orphans="2" fo:margin-bottom="0in"/>
    </style:style>
    <style:style style:name="P42" style:parent-style-name="Textbody" style:family="paragraph">
      <style:paragraph-properties fo:widows="2" fo:orphans="2" fo:margin-bottom="0in"/>
    </style:style>
    <style:style style:name="T43" style:parent-style-name="StrongEmphasis" style:family="text">
      <style:text-properties style:font-name="Arimo" fo:font-weight="normal" style:font-weight-asian="normal" style:font-weight-complex="normal" fo:color="#171717"/>
    </style:style>
    <style:style style:name="T44" style:parent-style-name="StrongEmphasis" style:family="text">
      <style:text-properties style:font-name="Arimo" fo:font-weight="normal" style:font-weight-asian="normal" style:font-weight-complex="normal" fo:color="#171717"/>
    </style:style>
    <style:style style:name="P45" style:parent-style-name="Textbody" style:family="paragraph">
      <style:paragraph-properties fo:widows="2" fo:orphans="2" fo:margin-bottom="0in"/>
    </style:style>
    <style:style style:name="T46" style:parent-style-name="StrongEmphasis" style:family="text">
      <style:text-properties style:font-name="Arimo" fo:font-weight="normal" style:font-weight-asian="normal" style:font-weight-complex="normal" fo:color="#171717"/>
    </style:style>
    <style:style style:name="P47" style:parent-style-name="Textbody" style:family="paragraph">
      <style:paragraph-properties fo:widows="2" fo:orphans="2" fo:margin-bottom="0in"/>
    </style:style>
    <style:style style:name="P48" style:parent-style-name="Titre2" style:family="paragraph">
      <style:text-properties style:font-name="Arimo"/>
    </style:style>
    <style:style style:name="P49" style:parent-style-name="Textbody" style:family="paragraph">
      <style:text-properties style:font-name="Arimo"/>
    </style:style>
    <style:style style:name="P50" style:parent-style-name="Titre2" style:family="paragraph">
      <style:text-properties style:font-name="Arimo"/>
    </style:style>
    <style:style style:name="P51" style:parent-style-name="Textbody" style:family="paragraph">
      <style:text-properties style:font-name="Arimo"/>
    </style:style>
    <style:style style:name="P52" style:parent-style-name="Titre2" style:family="paragraph">
      <style:text-properties style:font-name="Arimo"/>
    </style:style>
    <style:style style:name="T53" style:parent-style-name="Policepardéfaut" style:family="text">
      <style:text-properties style:font-name="Arimo"/>
    </style:style>
    <style:style style:name="T54" style:parent-style-name="Policepardéfaut" style:family="text">
      <style:text-properties style:font-name="Arimo" fo:font-style="italic" style:font-style-asian="italic" style:font-style-complex="italic"/>
    </style:style>
    <style:style style:name="T55" style:parent-style-name="Policepardéfaut" style:family="text">
      <style:text-properties style:font-name="Arimo"/>
    </style:style>
    <style:style style:name="T56" style:parent-style-name="Policepardéfaut" style:family="text">
      <style:text-properties style:font-name="Arimo"/>
    </style:style>
    <style:style style:name="T57" style:parent-style-name="Policepardéfaut" style:family="text">
      <style:text-properties style:font-name="Arimo"/>
    </style:style>
  </office:automatic-styles>
  <office:body>
    <office:text text:use-soft-page-breaks="true">
      <text:p text:style-name="P1">Les Agités de la Toile</text:p>
      <text:p text:style-name="P2"/>
      <text:h text:style-name="P3" text:outline-level="1">Enoncé</text:h>
      <text:p text:style-name="P4">Vous avez été sollicité pour réaliser le site du club cinéphile de votre ville « Les Agités de la Toile ». Les maquettes vous sont fournies pour les différents support : smartphone, tablette et<text:s/>desktop. Vous devez réaliser les pages html correspondantes en respectant la structure de ces maquettes.</text:p>
      <text:p text:style-name="P5"/>
      <text:h text:style-name="P6" text:outline-level="1">A votre disposition</text:h>
      <text:p text:style-name="P7">Le logo de l'association</text:p>
      <text:p text:style-name="P8">Les maquettes au format PDF des différentes pages (s : smartphone, t : tablette et d:desktop)</text:p>
      <text:p text:style-name="P9">Les textes<text:s/>et les images pour les films</text:p>
      <text:p text:style-name="P10">La liste des polices à utiliser :</text:p>
      <text:p text:style-name="P11">H1<text:s/>Inconsolata<text:s/>Extra-bold 800</text:p>
      <text:p text:style-name="P12">H2,<text:s/>H3, etc...., p Roboto Mono</text:p>
      <text:p text:style-name="P13">La palette chromatique :</text:p>
      <text:p text:style-name="P14">#0D0D0D</text:p>
      <text:p text:style-name="P15">#F2C84B</text:p>
      <text:p text:style-name="P16">#F2E205</text:p>
      <text:p text:style-name="P17">#2F3640</text:p>
      <text:p text:style-name="P18">#7587BF</text:p>
      <text:p text:style-name="P19"/>
      <text:p text:style-name="P20"/>
      <text:h text:style-name="P21" text:outline-level="1">Livrables attendus</text:h>
      <text:p text:style-name="P22">Un site web statique et adaptable<text:s/>(HTML/CSS)</text:p>
      <text:p text:style-name="P23">Arborescence :</text:p>
      <text:p text:style-name="P24">Dossier LesAgitesdelaToile qui comprend :</text:p>
      <text:p text:style-name="P25"><text:tab/>index.html + galerie.html + contact.html + pages des films</text:p>
      <text:p text:style-name="P26"><text:tab/>Dossier CSS/style.css</text:p>
      <text:p text:style-name="P27"><text:tab/>Dossier img/ (qui contient toutes les images)</text:p>
      <text:p text:style-name="P28"/>
      <text:h text:style-name="Titre2" text:outline-level="2">Conseils :</text:h>
      <text:p text:style-name="P29">Identifiez les éléments html pour<text:s/>structurer vos pages</text:p>
      <text:p text:style-name="P30">Partez d'une méthode mobile first</text:p>
      <text:soft-page-break/>
      <text:h text:style-name="Titre1" text:outline-level="1">Les textes</text:h>
      <text:h text:style-name="Titre2" text:outline-level="2">Navigation :</text:h>
      <text:p text:style-name="P31">Accueil – Galerie – nous contacter</text:p>
      <text:h text:style-name="Titre2" text:outline-level="2">Accueil :</text:h>
      <text:p text:style-name="Textbody"><text:span text:style-name="T32">L'association « Les Agités de la Toile » est ravie de vous accueillir sur son site qui a vu le jour le 27 mars 2016...</text:span></text:p>
      <text:p text:style-name="P33"><text:span text:style-name="T34">C</text:span><text:span text:style-name="T35">omme le temp</text:span><text:span text:style-name="T36">s passe !</text:span></text:p>
      <text:p text:style-name="P37"><text:span text:style-name="T38">Ce site ne se prend pas au sérieux, il cherche le plus<text:s/></text:span><text:span text:style-name="T39">simplement et</text:span><text:span text:style-name="T40"><text:s/>le plus honnêtement possible à rendre compte d'une passion commencée très tôt, pour le cinéma, les réalisateurs, les acteurs, les festivals. </text:span></text:p>
      <text:p text:style-name="P41"/>
      <text:p text:style-name="P42"><text:span text:style-name="T43">Nous vous souhaitons une bonne vi</text:span><text:span text:style-name="T44">site</text:span></text:p>
      <text:h text:style-name="Titre2" text:outline-level="2">Galerie :</text:h>
      <text:p text:style-name="P45"><text:span text:style-name="T46">La page regroupe les visuels des films</text:span></text:p>
      <text:p text:style-name="P47"/>
      <text:h text:style-name="P48" text:outline-level="2">Page films :</text:h>
      <text:p text:style-name="P49">Les informations concernant un film en particulier</text:p>
      <text:h text:style-name="P50" text:outline-level="2">Nous contacter :</text:h>
      <text:p text:style-name="P51">La page contient un formulaire de contact</text:p>
      <text:h text:style-name="P52" text:outline-level="2">Footer :</text:h>
      <text:p text:style-name="Textbody"><text:span text:style-name="T53">Site réalisé par<text:s/></text:span><text:span text:style-name="T54">prénom nom –<text:s/></text:span><text:span text:style-name="T55">afpa 2020</text:span></text:p>
      <text:p text:style-name="Textbody"/>
      <text:p text:style-name="Textbody"/>
      <text:p text:style-name="Textbody"><text:span text:style-name="T56"><text:tab/></text:span><text:span text:style-name="T5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mo" svg:font-family="Arim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fpa formateur</meta:initial-creator>
    <dc:creator>Pontonnier Stephane</dc:creator>
    <meta:creation-date>2020-07-16T15:55:00Z</meta:creation-date>
    <dc:date>2022-01-07T11:24:00Z</dc:date>
    <meta:template xlink:href="Normal" xlink:type="simple"/>
    <meta:editing-cycles>23</meta:editing-cycles>
    <meta:editing-duration>PT5820S</meta:editing-duration>
    <meta:document-statistic meta:page-count="2" meta:paragraph-count="3" meta:word-count="263" meta:character-count="1709" meta:row-count="12" meta:non-whitespace-character-count="1449"/>
  </office:meta>
</office:document-meta>
</file>